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46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2.0445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0.8866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36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7992in"/>
    </style:style>
    <style:style style:name="co13" style:family="table-column">
      <style:table-column-properties fo:break-before="auto" style:column-width="0.7882in"/>
    </style:style>
    <style:style style:name="co14" style:family="table-column">
      <style:table-column-properties fo:break-before="auto" style:column-width="0.6244in"/>
    </style:style>
    <style:style style:name="co15" style:family="table-column">
      <style:table-column-properties fo:break-before="auto" style:column-width="0.9409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0.4146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1.0374in"/>
    </style:style>
    <style:style style:name="co20" style:family="table-column">
      <style:table-column-properties fo:break-before="auto" style:column-width="1.4984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638in"/>
    </style:style>
    <style:style style:name="co23" style:family="table-column">
      <style:table-column-properties fo:break-before="auto" style:column-width="1.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DF417 Rea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row table:style-name="ro1">
          <table:table-cell office:value-type="string">
            <text:p>PDF417</text:p>
          </table:table-cell>
          <table:table-cell office:value-type="string">
            <text:p>Error?</text:p>
          </table:table-cell>
          <table:table-cell office:value-type="string">
            <text:p>Version</text:p>
          </table:table-cell>
          <table:table-cell office:value-type="string">
            <text:p>PDI Code</text:p>
          </table:table-cell>
          <table:table-cell office:value-type="string">
            <text:p>PDI</text:p>
          </table:table-cell>
          <table:table-cell office:value-type="string">
            <text:p>PDI Type Code</text:p>
          </table:table-cell>
          <table:table-cell office:value-type="string">
            <text:p>PDI Type</text:p>
          </table:table-cell>
          <table:table-cell office:value-type="string">
            <text:p>EDIPI Code</text:p>
          </table:table-cell>
          <table:table-cell office:value-type="string">
            <text:p>EDIPI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Middle</text:p>
          </table:table-cell>
          <table:table-cell office:value-type="string">
            <text:p>DOB Code</text:p>
          </table:table-cell>
          <table:table-cell office:value-type="string">
            <text:p>DOB</text:p>
          </table:table-cell>
          <table:table-cell office:value-type="string">
            <text:p>PCC Code</text:p>
          </table:table-cell>
          <table:table-cell office:value-type="string">
            <text:p>PCC</text:p>
          </table:table-cell>
          <table:table-cell office:value-type="string">
            <text:p>Branch Code</text:p>
          </table:table-cell>
          <table:table-cell office:value-type="string">
            <text:p>Branch</text:p>
          </table:table-cell>
          <table:table-cell office:value-type="string">
            <text:p>PECT Code</text:p>
          </table:table-cell>
          <table:table-cell office:value-type="string">
            <text:p>PECT</text:p>
          </table:table-cell>
          <table:table-cell office:value-type="string">
            <text:p>Rank</text:p>
          </table:table-cell>
          <table:table-cell office:value-type="string">
            <text:p>Pay Plan Code</text:p>
          </table:table-cell>
          <table:table-cell office:value-type="string">
            <text:p>Pay Plan Grade Code</text:p>
          </table:table-cell>
          <table:table-cell office:value-type="string">
            <text:p>Issued Code</text:p>
          </table:table-cell>
          <table:table-cell office:value-type="string">
            <text:p>Issued Date</text:p>
          </table:table-cell>
          <table:table-cell office:value-type="string">
            <text:p>Expires Code</text:p>
          </table:table-cell>
          <table:table-cell office:value-type="string">
            <text:p>Expires Date</text:p>
          </table:table-cell>
          <table:table-cell office:value-type="string">
            <text:p>Card instance Identifier</text:p>
          </table:table-cell>
        </table:table-row>
        <table:table-row table:style-name="ro2">
          <table:table-cell office:value-type="string">
            <text:p>NAAAAAASSSSSSSSRobotic <text:s text:c="12"/>Rice <text:s text:c="21"/>BBBBVM00PVT/LCME02B9QEBASLVD</text:p>
          </table:table-cell>
          <table:table-cell table:formula="of:=IF(OR(LEN([.A2])=89; LEN([.A2])=88); &quot;No Error&quot;; &quot;Len Error&quot;)" office:value-type="string" office:string-value="No Error">
            <text:p>No Error</text:p>
          </table:table-cell>
          <table:table-cell table:formula="of:=MID([.A2]; 1; 1)" office:value-type="string" office:string-value="N">
            <text:p>N</text:p>
          </table:table-cell>
          <table:table-cell table:formula="of:=MID([.A2]; 2; 6)" office:value-type="string" office:string-value="AAAAAA">
            <text:p>AAAAAA</text:p>
          </table:table-cell>
          <table:table-cell table:formula="of:=VLOOKUP(MID([.D2];1;1); ['Base32 Alphabet'.$A$2:'Base32 Alphabet'.$B$33]; 2; 0)*POWER(32;5)+VLOOKUP(MID([.D2];2;1); ['Base32 Alphabet'.$A$2:'Base32 Alphabet'.$B$33]; 2; 0)*POWER(32;4)+VLOOKUP(MID([.D2];3;1); ['Base32 Alphabet'.$A$2:'Base32 Alphabet'.$B$33]; 2; 0)*POWER(32;3)+VLOOKUP(MID([.D2];4;1); ['Base32 Alphabet'.$A$2:'Base32 Alphabet'.$B$33]; 2; 0)*POWER(32;2)+VLOOKUP(MID([.D2];5;1); ['Base32 Alphabet'.$A$2:'Base32 Alphabet'.$B$33]; 2; 0)*POWER(32;1)+VLOOKUP(MID([.D2];6;1); ['Base32 Alphabet'.$A$2:'Base32 Alphabet'.$B$33]; 2; 0)*POWER(32;0)" office:value-type="float" office:value="346368330">
            <text:p>346368330</text:p>
          </table:table-cell>
          <table:table-cell table:formula="of:=MID([.A2];8;1)" office:value-type="string" office:string-value="S">
            <text:p>S</text:p>
          </table:table-cell>
          <table:table-cell table:formula="of:=IF([.F2]=&quot;S&quot;;&quot;Social Security Number (SSN)&quot;;IF([.F2]=&quot;N&quot;;&quot;9 digits, not valid SSN&quot;;IF([.F2]=&quot;P&quot;;&quot;Special code before SSNs&quot;;IF([.F2]=&quot;D&quot;;&quot;Temporary Identifier Number (TIN)&quot;;IF([.F2]=&quot;F&quot;;&quot;Foereign Identifier Number (FIN)&quot;;IF([.F2]=&quot;T&quot;;&quot;Test (858 series)&quot;;IF([.F2]=&quot;I&quot;;&quot;Individual Taxpayer Indentification Number&quot;;&quot;Other&quot;)))))))" office:value-type="string" office:string-value="Social Security Number (SSN)">
            <text:p>Social Security Number (SSN)</text:p>
          </table:table-cell>
          <table:table-cell table:formula="of:=MID([.A2]; 9; 7)" office:value-type="string" office:string-value="SSSSSSS">
            <text:p>SSSSSSS</text:p>
          </table:table-cell>
          <table:table-cell table:formula="of:=VLOOKUP(MID([.H2];1;1); ['Base32 Alphabet'.$A$2:'Base32 Alphabet'.$B$33]; 2; 0)*POWER(32;6)+VLOOKUP(MID([.H2];2;1); ['Base32 Alphabet'.$A$2:'Base32 Alphabet'.$B$33]; 2; 0)*POWER(32;5)+VLOOKUP(MID([.H2];3;1); ['Base32 Alphabet'.$A$2:'Base32 Alphabet'.$B$33]; 2; 0)*POWER(32;4)+VLOOKUP(MID([.H2];4;1); ['Base32 Alphabet'.$A$2:'Base32 Alphabet'.$B$33]; 2; 0)*POWER(32;3)+VLOOKUP(MID([.H2];5;1); ['Base32 Alphabet'.$A$2:'Base32 Alphabet'.$B$33]; 2; 0)*POWER(32;2)+VLOOKUP(MID([.H2];6;1); ['Base32 Alphabet'.$A$2:'Base32 Alphabet'.$B$33]; 2; 0)*POWER(32;1)+VLOOKUP(MID([.H2];7;1); ['Base32 Alphabet'.$A$2:'Base32 Alphabet'.$B$33]; 2; 0)*POWER(32;0)" office:value-type="float" office:value="31034602396">
            <text:p>31034602396</text:p>
          </table:table-cell>
          <table:table-cell table:formula="of:=MID([.A2];16;20)" office:value-type="string" office:string-value="Robotic             ">
            <text:p>Robotic <text:s text:c="12"/></text:p>
          </table:table-cell>
          <table:table-cell table:formula="of:=MID([.A2];36;26)" office:value-type="string" office:string-value="Rice                      ">
            <text:p>Rice <text:s text:c="21"/></text:p>
          </table:table-cell>
          <table:table-cell table:formula="of:=IF(LEN([.A2])=89; MID([.A2]; 89; 1); &quot;N/A&quot;)" office:value-type="string" office:string-value="D">
            <text:p>D</text:p>
          </table:table-cell>
          <table:table-cell table:formula="of:=MID([.A2];62;4)" office:value-type="string" office:string-value="BBBB">
            <text:p>BBBB</text:p>
          </table:table-cell>
          <table:table-cell table:formula="of:=VLOOKUP(MID([.M2];1;1); ['Base32 Alphabet'.$A$2:'Base32 Alphabet'.$B$33]; 2; 0)*POWER(32;3)+VLOOKUP(MID([.M2];2;1); ['Base32 Alphabet'.$A$2:'Base32 Alphabet'.$B$33]; 2; 0)*POWER(32;2)+VLOOKUP(MID([.M2];3;1); ['Base32 Alphabet'.$A$2:'Base32 Alphabet'.$B$33]; 2; 0)*POWER(32;1)+VLOOKUP(MID([.M2];4;1); ['Base32 Alphabet'.$A$2:'Base32 Alphabet'.$B$33]; 2; 0)*POWER(32;0)" office:value-type="float" office:value="372075">
            <text:p>372075</text:p>
          </table:table-cell>
          <table:table-cell table:formula="of:=MID([.A2];66;1)" office:value-type="string" office:string-value="V">
            <text:p>V</text:p>
          </table:table-cell>
          <table:table-cell table:formula="of:=IF([.O2]=&quot;A&quot;;&quot;Active Duty member&quot;;IF([.O2]=&quot;B&quot;;&quot;Presidential Appointee&quot;;IF([.O2]=&quot;C&quot;;&quot;DoD civil service employee&quot;;IF([.O2]=&quot;D&quot;;&quot;100% disabled American veteran&quot;;IF([.O2]=&quot;E&quot;;&quot;DoD contract employee&quot;;IF([.O2]=&quot;F&quot;;&quot;Former member&quot;;IF(OR([.O2]=&quot;G&quot;;[.O2]=&quot;N&quot;);&quot;National Guard member&quot;;IF([.O2]=&quot;H&quot;;&quot;Medal of Honor recipient&quot;;IF([.O2]=&quot;I&quot;;&quot;Non-DoD Civil Service Employee&quot;;IF([.O2]=&quot;J&quot;;&quot;Academy student&quot;;IF([.O2]=&quot;K&quot;;&quot;non-appropriated fund (NAF) DoD employee&quot;;IF([.O2]=&quot;L&quot;;&quot;Lighthouse service&quot;;IF([.O2]=&quot;M&quot;;&quot;Non-Government agency personnel&quot;;IF([.O2]=&quot;O&quot;;&quot;Non-Dod contract employee&quot;;IF([.O2]=&quot;Q&quot;;&quot;Reserve retiree not yet eligible for retired pay&quot;;IF([.O2]=&quot;R&quot;;&quot;Retired Uniformed Service member eligible for retired pay&quot;;IF(OR([.O2]=&quot;S&quot;;[.O2]=&quot;V&quot;);&quot;Reserve&quot;;IF([.O2]=&quot;T&quot;;&quot;Foreign military member&quot;;IF([.O2]=&quot;U&quot;;&quot;Foreign national employee&quot;;IF([.O2]=&quot;W&quot;;&quot;DoD Beneficiary&quot;;IF([.O2]=&quot;Y&quot;;&quot;Retired DoD Civil Service Employees&quot;;&quot;Other&quot;)))))))))))))))))))))" office:value-type="string" office:string-value="Reserve">
            <text:p>Reserve</text:p>
          </table:table-cell>
          <table:table-cell table:formula="of:=MID([.A2];67;1)" office:value-type="string" office:string-value="M">
            <text:p>M</text:p>
          </table:table-cell>
          <table:table-cell table:formula="of:=IF([.Q2]=&quot;A&quot;;&quot;USA&quot;;IF([.Q2]=&quot;C&quot;;&quot;USCG&quot;;IF([.Q2]=&quot;D&quot;;&quot;DOD&quot;;IF([.Q2]=&quot;F&quot;;&quot;USAF&quot;;IF([.Q2]=&quot;H&quot;;&quot;USPHS&quot;;IF([.Q2]=&quot;M&quot;;&quot;USMC&quot;;IF([.Q2]=&quot;N&quot;;&quot;USN&quot;;IF([.Q2]=&quot;O&quot;;&quot;NOAA&quot;;IF([.Q2]=&quot;1&quot;;&quot;Foreign Army&quot;;IF([.Q2]=&quot;2&quot;;&quot;Foreign Marine Corps&quot;;IF([.Q2]=&quot;3&quot;;&quot;Foreign Air Force&quot;;&quot;Other&quot;)))))))))))" office:value-type="string" office:string-value="USMC">
            <text:p>USMC</text:p>
          </table:table-cell>
          <table:table-cell table:formula="of:=MID([.A2];68;2)" office:value-type="string" office:string-value="00">
            <text:p>00</text:p>
          </table:table-cell>
          <table:table-cell table:formula="of:=IF([.S2]=&quot;01&quot;;&quot;On Active Duty. Segment condition.&quot;;IF([.S2]=&quot;02&quot;;&quot;Mobilization. Segment condition.&quot;;IF([.S2]=&quot;03&quot;;&quot;On appellate leave. Segment condition.&quot;;IF([.S2]=&quot;04&quot;;&quot;Military prisoner. Segment condition&quot;;IF([.S2]=&quot;05&quot;;&quot;POW/MIA. Segment condition.&quot;;IF([.S2]=&quot;06&quot;;&quot;Seperated from Selected Reserve. Event condition.&quot;;IF([.S2]=&quot;07&quot;;&quot;Declared permanently disabled after temporary disability period. Event condition.&quot;;IF([.S2]=&quot;08&quot;;&quot;On non-CONUS assignment. Segment condition.&quot;;IF([.S2]=&quot;09&quot;;&quot;Living in Guam or Puerto Rico. Segment condition.&quot;;IF([.S2]=&quot;10&quot;;&quot;Living in government quarters. Segment condition.&quot;;IF([.S2]=&quot;11&quot;;&quot;Death determined to be related to an injury, illness, or disease while on Active duty for training or while traveling to or from a place of duty. Event condition.&quot;;IF([.S2]=&quot;12&quot;;&quot;Discharged due to misconduct involving family member abuse. (Sponsors who are eligible for retirement.) Segment condition.&quot;;IF([.S2]=&quot;13&quot;;&quot;Granted retired pay. Event condition.&quot;;IF([.S2]=&quot;14&quot;;&quot;DoD sponsored in U.S. (foreign military). Segment condition.&quot;;IF([.S2]=&quot;15&quot;;&quot;Dod non-sponsored in U.S. (foreign military). Segment condition.&quot;;IF([.S2]=&quot;16&quot;;&quot;Dod sponsored overseas. Segment condition.&quot;;IF([.S2]=&quot;17&quot;;&quot;Deserter. Segment condition.&quot;;IF([.S2]=&quot;18&quot;;&quot;Discharged due to misconduct involving family member abuse. (Sponsors who are not eligible for retirement.) Segment condition.&quot;;IF([.S2]=&quot;19&quot;;&quot;Reservist who dies after receiving their 20 year letter. Event condition.&quot;;IF([.S2]=&quot;20&quot;;&quot;Transitional assistance (TA-30). Segment condition.&quot;;IF([.S2]=&quot;21&quot;;&quot;Transitional assistance (TA-Res). Segment condition.&quot;;IF([.S2]=&quot;22&quot;;&quot;Transitional assistance (TA-60). Segment condition.&quot;;IF([.S2]=&quot;23&quot;;&quot;Transitional assistance (TA-120). Segment condition.&quot;;IF([.S2]=&quot;24&quot;;&quot;Transitional assistance (SSB program). Segment condition.&quot;;IF([.S2]=&quot;25&quot;;&quot;Transitional assistance (VSI program). Segment condition.&quot;;IF([.S2]=&quot;26&quot;;&quot;Transitional assistance (composite). Segment condition.&quot;;IF([.S2]=&quot;27&quot;;&quot;Senior Executive Service (SES).&quot;;IF([.S2]=&quot;28&quot;;&quot;Emergency Essential - overseas only.&quot;;IF([.S2]=&quot;29&quot;;&quot;Emergency Essential - CONUS.&quot;;IF([.S2]=&quot;30&quot;;&quot;Emergency Essential - CONUS in living quarters, living on base, and not drawing a basic allowance for quarters, serving in an emergency capacity.&quot;;IF([.S2]=&quot;31&quot;;&quot;Reserve Component TA-120 Reserve Component Transitional Assistance TA 120 (Jan 1, 2002 or later)&quot;;IF([.S2]=&quot;32&quot;;&quot;On MSC owned and operated vessels Deployed to foreign countries on Military Sealift Command owned and operated vessels. Segment condition.&quot;;IF([.S2]=&quot;33&quot;;&quot;Guard/Reserve Alert Notification Period&quot;;IF(OR([.S2]=&quot;34&quot;;[.S2]=&quot;35&quot;);&quot;Reserve Component TA-180 - 180 days TAMPS for reserve return from named contingencies.&quot;;IF(OR([.S2]=&quot;36&quot;;[.S2]=&quot;37&quot;);&quot;TA-180 - 180 days TAMP for involuntary separation.&quot;;IF([.S2]=&quot;38&quot;;&quot;Living in Government Quarters in Guam or Puerto Rico, Living on base and not drawing an allowance for quaters in Guam or Puerto Rico.&quot;;IF([.S2]=&quot;39&quot;;&quot;Reserve Component TA-180 - TAMP - Mobilized for Contingency.&quot;;IF([.S2]=&quot;40&quot;;&quot;TA-180 TAMP - SPD Code Seperation.&quot;;IF([.S2]=&quot;41&quot;;&quot;TA-180 - TAMP - Stop/Loss Seperation.&quot;;IF([.S2]=&quot;42&quot;;&quot;DoD Non-Sponsored Overseas - Foreign Military personnel serving OCONUS not sponsored by DoD.&quot;;&quot;Other&quot;))))))))))))))))))))))))))))))))))))))))" office:value-type="string" office:string-value="Other">
            <text:p>Other</text:p>
          </table:table-cell>
          <table:table-cell table:formula="of:=MID([.A2];70;6)" office:value-type="string" office:string-value="PVT/LC">
            <text:p>PVT/LC</text:p>
          </table:table-cell>
          <table:table-cell table:formula="of:=MID([.A2];76;2)" office:value-type="string" office:string-value="ME">
            <text:p>ME</text:p>
          </table:table-cell>
          <table:table-cell table:formula="of:=MID([.A2];78;2)" office:value-type="string" office:string-value="02">
            <text:p>02</text:p>
          </table:table-cell>
          <table:table-cell table:formula="of:=MID([.A2];80;4)" office:value-type="string" office:string-value="B9QE">
            <text:p>B9QE</text:p>
          </table:table-cell>
          <table:table-cell table:formula="of:=VLOOKUP(MID([.X2];1;1); ['Base32 Alphabet'.$A$2:'Base32 Alphabet'.$B$33]; 2; 0)*POWER(32;3)+VLOOKUP(MID([.X2];2;1); ['Base32 Alphabet'.$A$2:'Base32 Alphabet'.$B$33]; 2; 0)*POWER(32;2)+VLOOKUP(MID([.X2];3;1); ['Base32 Alphabet'.$A$2:'Base32 Alphabet'.$B$33]; 2; 0)*POWER(32;1)+VLOOKUP(MID([.X2];4;1); ['Base32 Alphabet'.$A$2:'Base32 Alphabet'.$B$33]; 2; 0)*POWER(32;0)" office:value-type="float" office:value="370510">
            <text:p>370510</text:p>
          </table:table-cell>
          <table:table-cell table:formula="of:=MID([.A2];84;4)" office:value-type="string" office:string-value="BASL">
            <text:p>BASL</text:p>
          </table:table-cell>
          <table:table-cell table:formula="of:=VLOOKUP(MID([.Z2];1;1); ['Base32 Alphabet'.$A$2:'Base32 Alphabet'.$B$33]; 2; 0)*POWER(32;3)+VLOOKUP(MID([.Z2];2;1); ['Base32 Alphabet'.$A$2:'Base32 Alphabet'.$B$33]; 2; 0)*POWER(32;2)+VLOOKUP(MID([.Z2];3;1); ['Base32 Alphabet'.$A$2:'Base32 Alphabet'.$B$33]; 2; 0)*POWER(32;1)+VLOOKUP(MID([.Z2];4;1); ['Base32 Alphabet'.$A$2:'Base32 Alphabet'.$B$33]; 2; 0)*POWER(32;0)" office:value-type="float" office:value="371605">
            <text:p>371605</text:p>
          </table:table-cell>
          <table:table-cell table:formula="of:=MID([.A2];88;1)" office:value-type="string" office:string-value="V">
            <text:p>V</text:p>
          </table:table-cell>
        </table:table-row>
        <table:table-row table:style-name="ro1">
          <table:table-cell table:number-columns-repeated="13"/>
          <table:table-cell table:formula="of:=FLOOR([.N2]/365;1)+1000" office:value-type="float" office:value="2019">
            <text:p>2019</text:p>
          </table:table-cell>
          <table:table-cell table:number-columns-repeated="10"/>
          <table:table-cell table:formula="of:=FLOOR([.Y2]/365;1)+1000" office:value-type="float" office:value="2015">
            <text:p>2015</text:p>
          </table:table-cell>
          <table:table-cell/>
          <table:table-cell table:formula="of:=FLOOR([.AA2]/365;1)+1000" office:value-type="float" office:value="2018">
            <text:p>2018</text:p>
          </table:table-cell>
          <table:table-cell/>
        </table:table-row>
        <table:table-row table:style-name="ro1">
          <table:table-cell table:number-columns-repeated="13"/>
          <table:table-cell table:formula="of:=MOD([.N2];365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formula="of:=DATEVALUE(&quot;1/1/1000&quot;)+[.N2]" office:value-type="float" office:value="43364">
            <text:p>43364</text:p>
          </table:table-cell>
          <table:table-cell table:number-columns-repeated="14"/>
        </table:table-row>
        <table:table-row table:style-name="ro1">
          <table:table-cell office:value-type="string">
            <text:p>I'm still working on this, the date fields I can't get to convert correctly yet...</text:p>
          </table:table-cell>
          <table:table-cell table:number-columns-repeated="27"/>
        </table:table-row>
        <table:table-row table:style-name="ro2">
          <table:table-cell office:value-type="string">
            <text:p>And I changed my personal info to random stuff so you don't get my SSN and EDIPI lol</text:p>
          </table:table-cell>
          <table:table-cell table:number-columns-repeated="27"/>
        </table:table-row>
        <table:table-row table:style-name="ro2" table:number-rows-repeated="16">
          <table:table-cell table:number-columns-repeated="28"/>
        </table:table-row>
        <table:table-row table:style-name="ro2">
          <table:table-cell table:number-columns-repeated="7"/>
          <table:table-cell table:style-name="ce1"/>
          <table:table-cell table:number-columns-repeated="20"/>
        </table:table-row>
        <table:table-row table:style-name="ro2" table:number-rows-repeated="2">
          <table:table-cell table:number-columns-repeated="28"/>
        </table:table-row>
        <table:table-row table:style-name="ro2">
          <table:table-cell table:number-columns-repeated="7"/>
          <table:table-cell table:style-name="ce2"/>
          <table:table-cell table:style-name="ce3"/>
          <table:table-cell table:number-columns-repeated="19"/>
        </table:table-row>
      </table:table>
      <table:table table:name="CODE39 Reader" table:style-name="ta1" table:print="false">
        <table:table-column table:style-name="co23" table:default-cell-style-name="Default"/>
        <table:table-row table:style-name="ro1">
          <table:table-cell office:value-type="string">
            <text:p>CODE39</text:p>
          </table:table-cell>
        </table:table-row>
        <table:table-row table:style-name="ro1">
          <table:table-cell office:value-type="string">
            <text:p>This doesn't work yet, but I will have it working sometime soon...</text:p>
          </table:table-cell>
        </table:table-row>
      </table:table>
      <table:table table:name="Base32 Alphabet" table:style-name="ta1" table:print="false">
        <table:table-column table:style-name="co21" table:number-columns-repeated="2" table:default-cell-style-name="ce3"/>
        <table:table-column table:style-name="co21" table:number-columns-repeated="13" table:default-cell-style-name="Default"/>
        <table:table-row table:style-name="ro3">
          <table:table-cell office:value-type="string" table:number-columns-spanned="2" table:number-rows-spanned="1">
            <text:p>The "Extended Hex" Base 32 Alphabet </text:p>
          </table:table-cell>
          <table:covered-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4"/>
          <table:table-cell table:formula="of:=[.H5]*[.$O$6]" office:value-type="float" office:value="1073741824">
            <text:p>1073741824</text:p>
          </table:table-cell>
          <table:table-cell table:formula="of:=[.I5]*[.$O$6]" office:value-type="float" office:value="33554432">
            <text:p>33554432</text:p>
          </table:table-cell>
          <table:table-cell table:formula="of:=[.J5]*[.$O$6]" office:value-type="float" office:value="1048576">
            <text:p>1048576</text:p>
          </table:table-cell>
          <table:table-cell table:formula="of:=[.K5]*[.$O$6]" office:value-type="float" office:value="32768">
            <text:p>32768</text:p>
          </table:table-cell>
          <table:table-cell table:formula="of:=[.L5]*[.$O$6]" office:value-type="float" office:value="1024">
            <text:p>1024</text:p>
          </table:table-cell>
          <table:table-cell table:formula="of:=[.O6]"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se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string">
            <text:p>b6</text:p>
          </table:table-cell>
          <table:table-cell office:value-type="string">
            <text:p>b5</text:p>
          </table:table-cell>
          <table:table-cell office:value-type="string">
            <text:p>b4</text:p>
          </table:table-cell>
          <table:table-cell office:value-type="string">
            <text:p>b3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office:value-type="float" office:value="1">
            <text:p>1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4"/>
          <table:table-cell table:formula="of:=VLOOKUP([.G8]; ['Base32 Alphabet'.$A$2:'Base32 Alphabet'.$B$33]; 2; 0)" office:value-type="float" office:value="1">
            <text:p>1</text:p>
          </table:table-cell>
          <table:table-cell table:formula="of:=VLOOKUP([.H8]; ['Base32 Alphabet'.$A$2:'Base32 Alphabet'.$B$33]; 2; 0)" office:value-type="float" office:value="11">
            <text:p>11</text:p>
          </table:table-cell>
          <table:table-cell table:formula="of:=VLOOKUP([.I8]; ['Base32 Alphabet'.$A$2:'Base32 Alphabet'.$B$33]; 2; 0)" office:value-type="float" office:value="26">
            <text:p>26</text:p>
          </table:table-cell>
          <table:table-cell table:formula="of:=VLOOKUP([.J8]; ['Base32 Alphabet'.$A$2:'Base32 Alphabet'.$B$33]; 2; 0)" office:value-type="float" office:value="23">
            <text:p>23</text:p>
          </table:table-cell>
          <table:table-cell table:formula="of:=VLOOKUP([.K8]; ['Base32 Alphabet'.$A$2:'Base32 Alphabet'.$B$33]; 2; 0)" office:value-type="float" office:value="12">
            <text:p>12</text:p>
          </table:table-cell>
          <table:table-cell table:formula="of:=VLOOKUP([.L8]; ['Base32 Alphabet'.$A$2:'Base32 Alphabet'.$B$33]; 2; 0)" office:value-type="float" office:value="13">
            <text:p>13</text:p>
          </table:table-cell>
          <table:table-cell table:formula="of:=VLOOKUP([.M8]; ['Base32 Alphabet'.$A$2:'Base32 Alphabet'.$B$33]; 2; 0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4"/>
          <table:table-cell table:formula="of:=[.G5]*[.G7]" office:value-type="float" office:value="1073741824">
            <text:p>1073741824</text:p>
          </table:table-cell>
          <table:table-cell table:formula="of:=[.H5]*[.H7]" office:value-type="float" office:value="369098752">
            <text:p>369098752</text:p>
          </table:table-cell>
          <table:table-cell table:formula="of:=[.I5]*[.I7]" office:value-type="float" office:value="27262976">
            <text:p>27262976</text:p>
          </table:table-cell>
          <table:table-cell table:formula="of:=[.J5]*[.J7]" office:value-type="float" office:value="753664">
            <text:p>753664</text:p>
          </table:table-cell>
          <table:table-cell table:formula="of:=[.K5]*[.K7]" office:value-type="float" office:value="12288">
            <text:p>12288</text:p>
          </table:table-cell>
          <table:table-cell table:formula="of:=[.L5]*[.L7]" office:value-type="float" office:value="416">
            <text:p>416</text:p>
          </table:table-cell>
          <table:table-cell table:formula="of:=[.M5]*[.M7]" office:value-type="float" office:value="8">
            <text:p>8</text:p>
          </table:table-cell>
          <table:table-cell table:formula="of:=SUM([.G9:.M9])" office:value-type="float" office:value="1470869928">
            <text:p>1470869928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table:formula="of:=BASE([.G9];32)" office:value-type="string" office:string-value="1000000">
            <text:p>1000000</text:p>
          </table:table-cell>
          <table:table-cell table:formula="of:=BASE([.H9];32)" office:value-type="string" office:string-value="B00000">
            <text:p>B00000</text:p>
          </table:table-cell>
          <table:table-cell table:formula="of:=BASE([.I9];32)" office:value-type="string" office:string-value="Q0000">
            <text:p>Q0000</text:p>
          </table:table-cell>
          <table:table-cell table:formula="of:=BASE([.J9];32)" office:value-type="string" office:string-value="N000">
            <text:p>N000</text:p>
          </table:table-cell>
          <table:table-cell table:formula="of:=BASE([.K9];32)" office:value-type="string" office:string-value="C00">
            <text:p>C00</text:p>
          </table:table-cell>
          <table:table-cell table:formula="of:=BASE([.L9];32)" office:value-type="string" office:string-value="D0">
            <text:p>D0</text:p>
          </table:table-cell>
          <table:table-cell table:formula="of:=BASE([.M9];32)" office:value-type="string" office:string-value="8">
            <text:p>8</text:p>
          </table:table-cell>
          <table:table-cell table:formula="of:=BASE([.N9];32)" office:value-type="string" office:string-value="1BQNCD8">
            <text:p>1BQNCD8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E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string">
            <text:p>H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office:value-type="string">
            <text:p>I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 office:value-type="string">
            <text:p>J</text:p>
          </table:table-cell>
          <table:table-cell office:value-type="float" office:value="19">
            <text:p>19</text:p>
          </table:table-cell>
          <table:table-cell table:number-columns-repeated="13"/>
        </table:table-row>
        <table:table-row table:style-name="ro1">
          <table:table-cell office:value-type="string">
            <text:p>K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table:number-columns-repeated="13"/>
        </table:table-row>
        <table:table-row table:style-name="ro1"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1">
          <table:table-cell office:value-type="string">
            <text:p>N</text:p>
          </table:table-cell>
          <table:table-cell office:value-type="float" office:value="23">
            <text:p>23</text:p>
          </table:table-cell>
          <table:table-cell table:number-columns-repeated="13"/>
        </table:table-row>
        <table:table-row table:style-name="ro1">
          <table:table-cell office:value-type="string">
            <text:p>O</text:p>
          </table:table-cell>
          <table:table-cell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string">
            <text:p>P</text:p>
          </table:table-cell>
          <table:table-cell office:value-type="float" office:value="25">
            <text:p>25</text:p>
          </table:table-cell>
          <table:table-cell table:number-columns-repeated="13"/>
        </table:table-row>
        <table:table-row table:style-name="ro1">
          <table:table-cell office:value-type="string">
            <text:p>Q</text:p>
          </table:table-cell>
          <table:table-cell office:value-type="float" office:value="26">
            <text:p>26</text:p>
          </table:table-cell>
          <table:table-cell table:number-columns-repeated="13"/>
        </table:table-row>
        <table:table-row table:style-name="ro1">
          <table:table-cell office:value-type="string">
            <text:p>R</text:p>
          </table:table-cell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string">
            <text:p>S</text:p>
          </table:table-cell>
          <table:table-cell office:value-type="float" office:value="28">
            <text:p>28</text:p>
          </table:table-cell>
          <table:table-cell table:number-columns-repeated="13"/>
        </table:table-row>
        <table:table-row table:style-name="ro1"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string">
            <text:p>U</text:p>
          </table:table-cell>
          <table:table-cell office:value-type="float" office:value="30">
            <text:p>30</text:p>
          </table:table-cell>
          <table:table-cell table:number-columns-repeated="13"/>
        </table:table-row>
        <table:table-row table:style-name="ro1">
          <table:table-cell office:value-type="string">
            <text:p>V</text:p>
          </table:table-cell>
          <table:table-cell office:value-type="float" office:value="31">
            <text:p>31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11/18/2016</text:date>, <text:time>18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Rice</meta:initial-creator>
    <meta:creation-date>2016-11-18T14:00:21.65</meta:creation-date>
    <dc:date>2016-11-18T18:57:44.96</dc:date>
    <dc:creator>Sam Rice</dc:creator>
    <meta:editing-duration>PT3H53M27S</meta:editing-duration>
    <meta:editing-cycles>7</meta:editing-cycles>
    <meta:generator>OpenOffice.org/3.3$Win32 OpenOffice.org_project/330m20$Build-9567</meta:generator>
    <meta:document-statistic meta:table-count="3" meta:cell-count="176" meta:object-count="0"/>
  </office:meta>
</office:document-meta>
</file>